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2" style:family="paragraph" style:parent-style-name="Standard">
      <style:paragraph-properties fo:text-align="justify" style:justify-single-word="false"/>
      <style:text-properties fo:font-size="12pt" fo:font-weight="normal" style:font-size-asian="12pt" style:font-weight-asian="normal" style:font-size-complex="12pt" style:font-weight-complex="normal"/>
    </style:style>
    <style:style style:name="P3" style:family="paragraph" style:parent-style-name="Standard">
      <style:paragraph-properties fo:text-align="justify" style:justify-single-word="false"/>
      <style:text-properties fo:font-size="12pt" fo:font-weight="bold" style:font-size-asian="12pt" style:font-weight-asian="bold" style:font-size-complex="12pt" style:font-weight-complex="bold"/>
    </style:style>
    <style:style style:name="T1" style:family="text">
      <style:text-properties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JavaScript: From Novice to Ninja</text:p>
      <text:p text:style-name="P1"/>
      <text:p text:style-name="P3">ALCANCE GLOBAL</text:p>
      <text:p text:style-name="P2"/>
      <text:p text:style-name="P2">Se dice que cualquier variable <text:s/>declarada fuera de un bloque tiene un <text:span text:style-name="T1">alcance global</text:span>. Eso significa que esta variable es accesesible en todas las partes del programa. Parece ser esto una ventaja, pero enrealidad no es una buena practica. Un buen programador tratara de mantener su programa con el menor numero de variables globales.</text:p>
      <text:p text:style-name="P2"/>
      <text:p text:style-name="P3">ALCANCE LOCAL</text:p>
      <text:p text:style-name="P3"/>
      <text:p text:style-name="P2">En ES6 los bloques pueden ser usados para crear un alcance local. Significa que cualquier variable definida dentro de un bloque usando <text:span text:style-name="T1">const</text:span> y <text:span text:style-name="T1">let</text:span> solo estara disponible dentro de ese bloque y no sera accesible fuera de ese bloque.</text:p>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arlos </meta:initial-creator>
    <meta:creation-date>2018-04-26T19:54:05.31</meta:creation-date>
    <meta:document-statistic meta:table-count="0" meta:image-count="0" meta:object-count="0" meta:page-count="1" meta:paragraph-count="5" meta:word-count="103" meta:character-count="622"/>
    <dc:date>2018-04-26T22:08:50.83</dc:date>
    <dc:creator>carlos </dc:creator>
    <meta:editing-duration>PT1H44M25S</meta:editing-duration>
    <meta:editing-cycles>1</meta:editing-cycles>
    <meta:generator>OpenOffice/4.1.5$Win32 OpenOffice.org_project/415m1$Build-9789</meta:generator>
  </office:meta>
</office:document-meta>
</file>